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5543in"/>
    </style:style>
    <style:style style:name="co18" style:family="table-column">
      <style:table-column-properties fo:break-before="auto" style:column-width="2.866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8.5591in"/>
    </style:style>
    <style:style style:name="co22" style:family="table-column">
      <style:table-column-properties fo:break-before="auto" style:column-width="4.9346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table:number-columns-repeated="2"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Not sure which clown I’ll count this as (was originally Mute Mischief Mime)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31T15:09:15.108714701</dc:date>
    <meta:editing-duration>PT21H11M29S</meta:editing-duration>
    <meta:editing-cycles>222</meta:editing-cycles>
    <meta:document-statistic meta:table-count="9" meta:cell-count="1034" meta:object-count="0"/>
  </office:meta>
</office:document-meta>
</file>